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est</text:p>
          </table:table-cell>
          <table:table-cell office:value-type="float" office:value="5984" calcext:value-type="float">
            <text:p>598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408" calcext:value-type="float">
            <text:p>5408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formula="of:=SQRT([.L6]^2+[.L7]^2)" office:value-type="float" office:value="1699.40136518717" calcext:value-type="float">
            <text:p>1699,40136518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</text:p>
          </table:table-cell>
          <table:table-cell office:value-type="float" office:value="6197" calcext:value-type="float">
            <text:p>6197</text:p>
          </table:table-cell>
          <table:table-cell/>
          <table:table-cell office:value-type="string" calcext:value-type="string">
            <text:p>new_pos</text:p>
          </table:table-cell>
          <table:table-cell table:formula="of:=ROUND([.C5]+[.M6]+[.C8])" office:value-type="float" office:value="5747" calcext:value-type="float">
            <text:p>574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094" calcext:value-type="float">
            <text:p>7094</text:p>
          </table:table-cell>
          <table:table-cell table:number-columns-repeated="2"/>
          <table:table-cell table:formula="of:=ROUND([.C6]+[.M7]+[.C9])" office:value-type="float" office:value="6870" calcext:value-type="float">
            <text:p>6870</text:p>
          </table:table-cell>
          <table:table-cell table:number-columns-repeated="4"/>
          <table:table-cell office:value-type="string" calcext:value-type="string">
            <text:p>norm</text:p>
          </table:table-cell>
          <table:table-cell table:formula="of:=[.C2]-[.C5]" office:value-type="float" office:value="-213" calcext:value-type="float">
            <text:p>-213</text:p>
          </table:table-cell>
          <table:table-cell table:formula="of:=[.L6]/[.L4]*[.C13]" office:value-type="float" office:value="-12.5338254024847" calcext:value-type="float">
            <text:p>-12,5338254025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C3]-[.C6]" office:value-type="float" office:value="-1686" calcext:value-type="float">
            <text:p>-1686</text:p>
          </table:table-cell>
          <table:table-cell table:formula="of:=[.L7]/[.L4]*[.C13]" office:value-type="float" office:value="-99.2114067069913" calcext:value-type="float">
            <text:p>-99,2114067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t</text:p>
          </table:table-cell>
          <table:table-cell office:value-type="float" office:value="-437" calcext:value-type="float">
            <text:p>-437</text:p>
          </table:table-cell>
          <table:table-cell/>
          <table:table-cell office:value-type="string" calcext:value-type="string">
            <text:p>new_vit</text:p>
          </table:table-cell>
          <table:table-cell table:formula="of:=TRUNC(([.C8]+[.M6])*0.85)" office:value-type="float" office:value="-382" calcext:value-type="float">
            <text:p>-38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-125" calcext:value-type="float">
            <text:p>-125</text:p>
          </table:table-cell>
          <table:table-cell table:number-columns-repeated="2"/>
          <table:table-cell table:formula="of:=TRUNC(([.C9]+[.M7])*0.85)" office:value-type="float" office:value="-190" calcext:value-type="float">
            <text:p>-190</text:p>
          </table:table-cell>
          <table:table-cell table:number-columns-repeated="9"/>
        </table:table-row>
        <table:table-row table:style-name="ro1">
          <table:table-cell table:number-columns-repeated="11"/>
          <table:table-cell table:formula="of:=SQRT([.F8]^2+[.F9]^2)" office:value-type="float" office:value="426.642707660637" calcext:value-type="float">
            <text:p>426,6427076606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rm new</text:p>
          </table:table-cell>
          <table:table-cell table:formula="of:=[.F8]/[.L10]" office:value-type="float" office:value="-0.895362778130156" calcext:value-type="float">
            <text:p>-0,89536277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formula="of:=[.F9]/[.L10]" office:value-type="float" office:value="-0.445337507446936" calcext:value-type="float">
            <text:p>-0,445337507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posi</text:p>
          </table:table-cell>
          <table:table-cell office:value-type="string" calcext:value-type="string">
            <text:p>posf</text:p>
          </table:table-cell>
        </table:table-row>
        <table:table-row table:style-name="ro1">
          <table:table-cell table:number-columns-repeated="13"/>
          <table:table-cell table:formula="of:=[.M6]/[.C13]" office:value-type="float" office:value="-0.125338254024847" calcext:value-type="float">
            <text:p>-0,125338254</text:p>
          </table:table-cell>
          <table:table-cell table:formula="of:=[.F5]/[.O18]" office:value-type="float" office:value="0.641632835113264" calcext:value-type="float">
            <text:p>0,6416328351</text:p>
          </table:table-cell>
        </table:table-row>
        <table:table-row table:style-name="ro1">
          <table:table-cell table:number-columns-repeated="13"/>
          <table:table-cell table:formula="of:=[.M7]/100" office:value-type="float" office:value="-0.992114067069913" calcext:value-type="float">
            <text:p>-0,9921140671</text:p>
          </table:table-cell>
          <table:table-cell table:formula="of:=[.F6]/[.O18]" office:value-type="float" office:value="0.767011932700212" calcext:value-type="float">
            <text:p>0,767011932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formula="of:=SQRT([.F5]^2+[.F6]^2)" office:value-type="float" office:value="8956.83588104639" calcext:value-type="float">
            <text:p>8956,8358810464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1"/>
          <table:table-cell table:formula="of:=degree(ACOS([.N15]*[.O15]+[.N16]*[.O16]))" office:value-type="string" office:string-value="" calcext:value-type="error">
            <text:p>#NAME?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146-180" office:value-type="float" office:value="-34" calcext:value-type="float">
            <text:p>-3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22:49:47.326672345</meta:creation-date>
    <dc:date>2016-02-28T00:30:51.063395236</dc:date>
    <meta:editing-duration>PT24M57S</meta:editing-duration>
    <meta:editing-cycles>5</meta:editing-cycles>
    <meta:generator>LibreOffice/5.0.4.2$Linux_X86_64 LibreOffice_project/00m0$Build-2</meta:generator>
    <meta:document-statistic meta:table-count="1" meta:cell-count="36" meta:object-count="0"/>
  </office:meta>
</office:document-meta>
</file>